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draw:fill="none" draw:stroke="solid" svg:stroke-width="0.01389in" svg:stroke-color="#000000" svg:stroke-opacity="100%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draw:fill="solid" draw:fill-color="#595959" draw:opacity="100%" fo:clip="rect(0in, 0in, 0in, 0in)" draw:stroke="none"/>
    </style:style>
    <style:style style:family="graphic" style:name="a302" style:parent-style-name="Graphics">
      <style:graphic-properties draw:fill="none" draw:stroke="non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91" draw:style-name="a300" draw:master-page-name="Master1-Layout1-cust-Title" presentation:presentation-page-layout-name="Master1-PPL1" draw:id="Slide-446">
        <draw:frame draw:id="id39" presentation:style-name="a301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0" draw:style-name="a302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41" presentation:style-name="a315" draw:name="Title 3" svg:x="2.30968in" svg:y="2.31185in" svg:width="8.71397in" svg:height="2.23798in" presentation:class="title" presentation:placeholder="false">
          <draw:text-box>
            <text:p text:style-name="a314" text:class-names="" text:cond-style-name=""><text:span text:style-name="a303" text:class-names="">30<text:s text:c="1"/></text:span><text:span text:style-name="a304" text:class-names="">D</text:span><text:span text:style-name="a305" text:class-names="">akikada<text:s text:c="1"/></text:span><text:span text:style-name="a306" text:class-names="">S</text:span><text:span text:style-name="a307" text:class-names="">elenium</text:span><text:span text:style-name="a308" text:class-names=""><text:line-break/></text:span><text:span text:style-name="a309" text:class-names="">d</text:span><text:span text:style-name="a310" text:class-names="">river<text:s text:c="1"/></text:span><text:span text:style-name="a311" text:class-names="">m</text:span><text:span text:style-name="a312" text:class-names="">ethod’lari</text:span><text:span text:style-name="a313" text:class-names=""/></text:p>
          </draw:text-box>
          <svg:title/>
          <svg:desc/>
        </draw:frame>
        <presentation:notes draw:style-name="a321">
          <draw:page-thumbnail draw:page-number="1" svg:x="0.75in" svg:y="1.25in" svg:width="6in" svg:height="3.375in" presentation:class="page" draw:id="id42" presentation:style-name="a316" draw:name="Slide Image Placeholder 1">
            <svg:title/>
            <svg:desc/>
          </draw:page-thumbnail>
          <draw:frame draw:id="id43" presentation:style-name="a3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4" draw:style-name="a320" draw:name="Slide Number Placeholder 3" svg:x="4.24826in" svg:y="9.49826in" svg:width="3.25in" svg:height="0.50174in">
            <draw:text-box>
              <text:p text:style-name="a319" text:class-names="" text:cond-style-name=""><text:span text:style-name="a31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12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1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86">
      <draw:frame draw:id="id35" presentation:style-name="a289" draw:name="Header Placeholder 1" svg:x="0in" svg:y="0in" svg:width="3.25in" svg:height="0.50174in" presentation:class="head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6" presentation:style-name="a293" draw:name="Date Placeholder 2" svg:x="4.24826in" svg:y="0in" svg:width="3.25in" svg:height="0.50174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5/12/2022</text:date></text:span></text:p>
        </draw:text-box>
        <svg:title/>
        <svg:desc/>
      </draw:frame>
      <draw:frame draw:id="id37" presentation:style-name="a296" draw:name="Footer Placeholder 3" svg:x="0in" svg:y="9.49826in" svg:width="3.25in" svg:height="0.50174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4" svg:x="4.24826in" svg:y="9.49826in" svg:width="3.25in" svg:height="0.50174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12T14:44:25Z</dc:date>
    <meta:template xlink:href="%7bF9E1869A-8303-465C-99EF-097795279F70%7dtf78479028_win32" xlink:type="simple"/>
    <meta:editing-cycles>69</meta:editing-cycles>
    <meta:editing-duration>PT562517S</meta:editing-duration>
    <meta:document-statistic meta:paragraph-count="2" meta:word-count="7"/>
  </office:meta>
</office:document-meta>
</file>